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table:number-columns-repeated="4"/>
          <table:table-cell table:style-name="ce4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Spac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Pony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998" calcext:value-type="float">
            <text:p>0.0998</text:p>
          </table:table-cell>
          <table:table-cell table:formula="of:=[.I3]*[.J3]*[.K3]" office:value-type="float" office:value="49.9" calcext:value-type="float">
            <text:p>49.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M3]*[.N3]*[.O3]" office:value-type="float" office:value="233.25" calcext:value-type="float">
            <text:p>233.25</text:p>
          </table:table-cell>
          <table:table-cell/>
        </table:table-row>
        <table:table-row table:style-name="ro1">
          <table:table-cell office:value-type="string" calcext:value-type="string">
            <text:p>SMT LED</text:p>
          </table:table-cell>
          <table:table-cell table:number-columns-repeated="6"/>
          <table:table-cell table:formula="of:=[.E4]*[.F4]*[.G4]" office:value-type="float" office:value="0" calcext:value-type="float">
            <text:p>0</text:p>
          </table:table-cell>
          <table:table-cell table:number-columns-repeated="3"/>
          <table:table-cell table:formula="of:=[.I4]*[.J4]*[.K4]" office:value-type="float" office:value="0" calcext:value-type="float">
            <text:p>0</text:p>
          </table:table-cell>
          <table:table-cell table:number-columns-repeated="3"/>
          <table:table-cell table:formula="of:=[.M4]*[.N4]*[.O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48" calcext:value-type="float">
            <text:p>0.4448</text:p>
          </table:table-cell>
          <table:table-cell table:formula="of:=[.I5]*[.J5]*[.K5]" office:value-type="float" office:value="22.24" calcext:value-type="float">
            <text:p>22.2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M5]*[.N5]*[.O5]" office:value-type="float" office:value="98.075" calcext:value-type="float">
            <text:p>98.075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3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table:number-columns-repeated="3"/>
          <table:table-cell table:formula="of:=[.I6]*[.J6]*[.K6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M6]*[.N6]*[.O6]" office:value-type="float" office:value="114.675" calcext:value-type="float">
            <text:p>114.675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number-columns-repeated="6"/>
          <table:table-cell table:formula="of:=[.E7]*[.F7]*[.G7]" office:value-type="float" office:value="0" calcext:value-type="float">
            <text:p>0</text:p>
          </table:table-cell>
          <table:table-cell table:number-columns-repeated="3"/>
          <table:table-cell table:formula="of:=[.I7]*[.J7]*[.K7]" office:value-type="float" office:value="0" calcext:value-type="float">
            <text:p>0</text:p>
          </table:table-cell>
          <table:table-cell table:number-columns-repeated="3"/>
          <table:table-cell table:formula="of:=[.M7]*[.N7]*[.O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table:number-columns-repeated="3"/>
          <table:table-cell table:formula="of:=[.I8]*[.J8]*[.K8]" office:value-type="float" office:value="0" calcext:value-type="float">
            <text:p>0</text:p>
          </table:table-cell>
          <table:table-cell table:number-columns-repeated="3"/>
          <table:table-cell table:formula="of:=[.M8]*[.N8]*[.O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formula="of:=[.I9]*[.J9]*[.K9]" office:value-type="float" office:value="5.25" calcext:value-type="float">
            <text:p>5.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M9]*[.N9]*[.O9]" office:value-type="float" office:value="23.25" calcext:value-type="float">
            <text:p>23.25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formula="of:=[.E10]*[.F10]*[.G10]" office:value-type="float" office:value="0.7475" calcext:value-type="float">
            <text:p>0.74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213" calcext:value-type="currency">
            <text:p>$0.12</text:p>
          </table:table-cell>
          <table:table-cell table:formula="of:=[.I10]*[.J10]*[.K10]" office:value-type="float" office:value="6.065" calcext:value-type="float">
            <text:p>6.06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M10]*[.N10]*[.O10]"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table:number-columns-repeated="3"/>
          <table:table-cell table:formula="of:=[.I11]*[.J11]*[.K11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M11]*[.N11]*[.O11]" office:value-type="float" office:value="57.65" calcext:value-type="float">
            <text:p>57.65</text:p>
          </table:table-cell>
          <table:table-cell table:style-name="ce3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3"/>
          <table:table-cell table:formula="of:=[.M12]*[.N12]*[.O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6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.84" calcext:value-type="float">
            <text:p>273.84</text:p>
          </table:table-cell>
          <table:table-cell table:formula="of:=[.M13]*[.N13]*[.O13]" office:value-type="float" office:value="273.84" calcext:value-type="float">
            <text:p>273.84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6"/>
          <table:table-cell table:formula="of:=[.E14]*[.F14]*[.G14]" office:value-type="float" office:value="0" calcext:value-type="float">
            <text:p>0</text:p>
          </table:table-cell>
          <table:table-cell table:number-columns-repeated="3"/>
          <table:table-cell table:formula="of:=[.I14]*[.J14]*[.K1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51" calcext:value-type="float">
            <text:p>111.51</text:p>
          </table:table-cell>
          <table:table-cell table:formula="of:=[.M14]*[.N14]*[.O14]" office:value-type="float" office:value="111.51" calcext:value-type="float">
            <text:p>111.51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5]*[.F15]*[.G15]" office:value-type="float" office:value="0" calcext:value-type="float">
            <text:p>0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3"/>
          <table:table-cell table:formula="of:=[.M15]*[.N15]*[.O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3"/>
          <table:table-cell table:formula="of:=[.M16]*[.N16]*[.O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e Battery</text:p>
          </table:table-cell>
          <table:table-cell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9" calcext:value-type="float">
            <text:p>7.59</text:p>
          </table:table-cell>
          <table:table-cell table:formula="of:=[.M17]*[.N17]*[.O17]" office:value-type="float" office:value="227.7" calcext:value-type="float">
            <text:p>227.7</text:p>
          </table:table-cell>
          <table:table-cell/>
        </table:table-row>
        <table:table-row table:style-name="ro1">
          <table:table-cell office:value-type="string" calcext:value-type="string">
            <text:p>THT LED</text:p>
          </table:table-cell>
          <table:table-cell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74" calcext:value-type="float">
            <text:p>2.74</text:p>
          </table:table-cell>
          <table:table-cell table:formula="of:=[.I18]*[.J18]*[.K18]" office:value-type="float" office:value="32.88" calcext:value-type="float">
            <text:p>32.88</text:p>
          </table:table-cell>
          <table:table-cell table:number-columns-repeated="3"/>
          <table:table-cell table:formula="of:=[.M18]*[.N18]*[.O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9]*[.F19]*[.G19]" office:value-type="float" office:value="0" calcext:value-type="float">
            <text:p>0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 table:number-columns-repeated="3"/>
          <table:table-cell table:formula="of:=[.M19]*[.N19]*[.O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t Battery</text:p>
          </table:table-cell>
          <table:table-cell office:value-type="float" office:value="502540" calcext:value-type="float">
            <text:p>502540</text:p>
          </table:table-cell>
          <table:table-cell/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table:formula="of:=[.I20]*[.J20]*[.K20]" office:value-type="float" office:value="87.9" calcext:value-type="float">
            <text:p>87.9</text:p>
          </table:table-cell>
          <table:table-cell table:number-columns-repeated="3"/>
          <table:table-cell table:formula="of:=[.M20]*[.N20]*[.O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toboar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go Pin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[.M23]*[.N23]*[.O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3"/>
          <table:table-cell table:formula="of:=[.M24]*[.N24]*[.O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42" calcext:value-type="float">
            <text:p>15.42</text:p>
          </table:table-cell>
          <table:table-cell table:formula="of:=[.I25]*[.J25]*[.K25]" office:value-type="float" office:value="92.52" calcext:value-type="float">
            <text:p>92.52</text:p>
          </table:table-cell>
          <table:table-cell table:number-columns-repeated="3"/>
          <table:table-cell table:formula="of:=[.M25]*[.N25]*[.O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3"/>
          <table:table-cell table:formula="of:=[.M26]*[.N26]*[.O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3"/>
          <table:table-cell table:formula="of:=[.M27]*[.N27]*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8]*[.J28]*[.K28]" office:value-type="float" office:value="1000" calcext:value-type="float">
            <text:p>1000</text:p>
          </table:table-cell>
          <table:table-cell table:number-columns-repeated="3"/>
          <table:table-cell table:formula="of:=[.M28]*[.N28]*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9]*[.N29]*[.O29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3"/>
          <table:table-cell table:formula="of:=[.M30]*[.N30]*[.O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3"/>
          <table:table-cell table:formula="of:=[.M31]*[.N31]*[.O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3"/>
          <table:table-cell table:formula="of:=[.M32]*[.N32]*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3"/>
          <table:table-cell table:formula="of:=[.M33]*[.N33]*[.O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50.255" calcext:value-type="float">
            <text:p>50.255</text:p>
          </table:table-cell>
          <table:table-cell table:number-columns-repeated="3"/>
          <table:table-cell table:formula="of:=SUM([.L3:.L33])" office:value-type="float" office:value="1372.625" calcext:value-type="float">
            <text:p>1372.625</text:p>
          </table:table-cell>
          <table:table-cell table:number-columns-repeated="3"/>
          <table:table-cell table:formula="of:=SUM([.P3:.P33])" office:value-type="float" office:value="1239.25" calcext:value-type="float">
            <text:p>1239.25</text:p>
          </table:table-cell>
          <table:table-cell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P35])" office:value-type="float" office:value="2662.13" calcext:value-type="float">
            <text:p>2662.1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66.55325" calcext:value-type="float">
            <text:p>66.55325</text:p>
          </table:table-cell>
          <table:table-cell table:formula="of:=[.M3]/[.H38]" office:value-type="float" office:value="6.25" calcext:value-type="float">
            <text:p>6.25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pinout_stm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15T08:03:50.890000000</dc:date>
    <meta:editing-duration>P6DT1H14M5S</meta:editing-duration>
    <meta:editing-cycles>18</meta:editing-cycles>
    <meta:document-statistic meta:table-count="5" meta:cell-count="423" meta:object-count="0"/>
  </office:meta>
</office:document-meta>
</file>